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94bd5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_20__28_var_29_" svg:stroke-width="0cm" svg:stroke-color="#808080" draw:marker-start-width="0.05cm" draw:marker-end="Arrow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_20__28_var_29_" svg:stroke-width="0cm" svg:stroke-color="#808080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_20__28_var_29_" svg:stroke-color="#808080" draw:marker-end="Arrow" draw:marker-end-width="0.2cm" draw:fill="none" draw:textarea-vertical-align="middle"/>
    </style:style>
    <style:style style:name="gr12" style:family="graphic" style:parent-style-name="objectwithoutfill">
      <style:graphic-properties svg:stroke-width="0.1cm" svg:stroke-color="#00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_20__28_var_29_"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1.1cm"/>
    </style:style>
    <style:style style:name="gr18" style:family="graphic" style:parent-style-name="objectwithoutfill">
      <style:graphic-properties svg:stroke-width="0.1cm" svg:stroke-color="#94bd5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stroke="dash" draw:stroke-dash="Fine_20_Dashed_20__28_var_29_" svg:stroke-color="#808080" draw:marker-end="Arrow" draw:marker-end-width="0.2cm" draw:fill="none" draw:textarea-vertical-align="middle"/>
    </style:style>
    <style:style style:name="gr22" style:family="graphic" style:parent-style-name="objectwithoutfill">
      <style:graphic-properties draw:stroke="dash" draw:stroke-dash="Fine_20_Dashed_20__28_var_29_"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2cm" svg:height="2.6cm" svg:x="10.5cm" svg:y="7.3cm">
          <text:p text:style-name="P1"><text:span text:style-name="T1">UniProt</text:span>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1cm" svg:height="2.4cm" svg:x="5.2cm" svg:y="3.3cm">
          <text:p text:style-name="P1">ChEBI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1cm" svg:height="2.4cm" svg:x="12.4cm" svg:y="2.4cm">
          <text:p text:style-name="P1">ChEMBL</text:p>
          <draw:enhanced-geometry svg:viewBox="0 0 21600 21600" draw:mirror-horizontal="false" draw:mirror-vertical="false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1cm" svg:height="2.4cm" svg:x="1.8cm" svg:y="7.2cm">
          <text:p text:style-name="P1">PDBeChem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5.1cm" svg:height="2.4cm" svg:x="5.1cm" svg:y="10.8cm">
          <text:p text:style-name="P1">PDBe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5.1cm" svg:height="2.4cm" svg:x="11cm" svg:y="13cm">
          <text:p text:style-name="P1">Linnean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5.1cm" svg:height="2.4cm" svg:x="17.5cm" svg:y="12.6cm">
          <text:p text:style-name="P1">EC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5.1cm" svg:height="2.4cm" svg:x="22.2cm" svg:y="9.7cm">
          <text:p text:style-name="P1">MeSH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5.1cm" svg:height="2.4cm" svg:x="22.8cm" svg:y="5.5cm">
          <text:p text:style-name="P1">EFO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5.1cm" svg:height="2.4cm" svg:x="18.8cm" svg:y="2.8cm">
          <text:p text:style-name="P1">OMIM</text:p>
          <draw:enhanced-geometry svg:viewBox="0 0 21600 21600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9.554cm" svg:y1="5.349cm" svg:x2="11.7cm" svg:y2="7.68cm" draw:start-shape="id1" draw:start-glue-point="9" draw:end-shape="id2" draw:end-glue-point="5" svg:d="m9554 5349 2146 2331" svg:viewBox="0 0 2147 2332">
          <text:p/>
        </draw:connector>
        <draw:connector draw:style-name="gr8" draw:text-style-name="P1" draw:layer="layout" draw:type="line" svg:x1="5.946cm" svg:y1="5.349cm" svg:x2="4.35cm" svg:y2="7.2cm" draw:start-shape="id1" draw:start-glue-point="7" draw:end-shape="id3" draw:end-glue-point="4" svg:d="m5946 5349-1596 1851" svg:viewBox="0 0 1597 1852">
          <text:p/>
        </draw:connector>
        <draw:connector draw:style-name="gr9" draw:text-style-name="P1" draw:layer="layout" draw:type="line" svg:x1="10.3cm" svg:y1="4.5cm" svg:x2="12.4cm" svg:y2="3.6cm" draw:start-shape="id1" draw:start-glue-point="10" draw:end-shape="id4" draw:end-glue-point="6" svg:d="m10300 4500 2100-900" svg:viewBox="0 0 2101 901">
          <text:p/>
        </draw:connector>
        <draw:connector draw:style-name="gr10" draw:text-style-name="P1" draw:layer="layout" draw:type="line" svg:x1="17.5cm" svg:y1="9.52cm" svg:x2="20.05cm" svg:y2="12.6cm" draw:start-shape="id2" draw:start-glue-point="9" draw:end-shape="id5" draw:end-glue-point="4" svg:d="m17500 9520 2550 3080" svg:viewBox="0 0 2551 3081">
          <text:p/>
        </draw:connector>
        <draw:connector draw:style-name="gr10" draw:text-style-name="P1" draw:layer="layout" draw:type="line" svg:x1="14.6cm" svg:y1="9.9cm" svg:x2="13.55cm" svg:y2="13cm" draw:start-shape="id2" draw:start-glue-point="8" draw:end-shape="id6" draw:end-glue-point="4" svg:d="m14600 9900-1050 3100" svg:viewBox="0 0 1051 3101">
          <text:p/>
        </draw:connector>
        <draw:connector draw:style-name="gr10" draw:text-style-name="P1" draw:layer="layout" draw:type="line" svg:x1="11.7cm" svg:y1="9.52cm" svg:x2="9.454cm" svg:y2="11.151cm" draw:start-shape="id2" draw:start-glue-point="7" draw:end-shape="id7" draw:end-glue-point="11" svg:d="m11700 9520-2246 1631" svg:viewBox="0 0 2247 1632">
          <text:p/>
        </draw:connector>
        <draw:connector draw:style-name="gr11" draw:text-style-name="P1" draw:layer="layout" draw:type="line" svg:x1="4.35cm" svg:y1="9.6cm" svg:x2="5.846cm" svg:y2="11.151cm" draw:start-shape="id3" draw:start-glue-point="8" draw:end-shape="id7" draw:end-glue-point="5" svg:d="m4350 9600 1496 1551" svg:viewBox="0 0 1497 1552">
          <text:p/>
        </draw:connector>
        <draw:connector draw:style-name="gr12" draw:text-style-name="P1" draw:layer="layout" draw:type="line" svg:x1="14.6cm" svg:y1="7.3cm" svg:x2="14.95cm" svg:y2="4.8cm" draw:start-shape="id2" draw:end-shape="id4" draw:end-glue-point="8" svg:d="m14600 7300 350-2500" svg:viewBox="0 0 351 2501">
          <text:p/>
        </draw:connector>
        <draw:connector draw:style-name="gr13" draw:text-style-name="P1" draw:layer="layout" draw:type="line" svg:x1="18.7cm" svg:y1="8.6cm" svg:x2="23.546cm" svg:y2="7.549cm" draw:start-shape="id2" draw:start-glue-point="10" draw:end-shape="id8" draw:end-glue-point="7" svg:d="m18700 8600 4846-1051" svg:viewBox="0 0 4847 1052">
          <text:p/>
        </draw:connector>
        <draw:connector draw:style-name="gr14" draw:text-style-name="P1" draw:layer="layout" draw:type="line" svg:x1="17.5cm" svg:y1="7.68cm" svg:x2="19.546cm" svg:y2="4.849cm" draw:start-shape="id2" draw:start-glue-point="11" draw:end-shape="id9" draw:end-glue-point="7" svg:d="m17500 7680 2046-2831" svg:viewBox="0 0 2047 2832">
          <text:p/>
        </draw:connector>
        <draw:connector draw:style-name="gr14" draw:text-style-name="P1" draw:layer="layout" draw:type="line" svg:x1="18.7cm" svg:y1="8.6cm" svg:x2="22.2cm" svg:y2="10.9cm" draw:start-shape="id2" draw:start-glue-point="10" draw:end-shape="id10" draw:end-glue-point="6" svg:d="m18700 8600 3500 2300" svg:viewBox="0 0 3501 2301">
          <text:p/>
        </draw:connector>
        <draw:connector draw:style-name="gr15" draw:text-style-name="P1" draw:layer="layout" draw:type="line" svg:x1="24.75cm" svg:y1="9.7cm" svg:x2="25.35cm" svg:y2="7.9cm" draw:start-shape="id10" draw:start-glue-point="4" draw:end-shape="id8" draw:end-glue-point="8" svg:d="m24750 9700 600-1800" svg:viewBox="0 0 601 1801">
          <text:p/>
        </draw:connector>
        <draw:connector draw:style-name="gr8" draw:text-style-name="P1" draw:layer="layout" draw:type="line" svg:x1="7.75cm" svg:y1="5.7cm" svg:x2="7.65cm" svg:y2="10.8cm" draw:start-shape="id1" draw:start-glue-point="8" draw:end-shape="id7" svg:d="m7750 5700-100 5100" svg:viewBox="0 0 101 5101">
          <text:p/>
        </draw:connector>
        <draw:custom-shape draw:style-name="gr2" draw:text-style-name="P1" draw:layer="layout" svg:width="3.8cm" svg:height="1.1cm" svg:x="1.6cm" svg:y="17.1cm">
          <text:p text:style-name="P1">Compoun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02cm" svg:height="1.1cm" svg:x="5.898cm" svg:y="17.098cm">
          <text:p text:style-name="P1">3D structu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1cm" svg:x="10.599cm" svg:y="17.099cm">
          <text:p text:style-name="P1">Protei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1.1cm" svg:x="14.798cm" svg:y="17.098cm">
          <text:p text:style-name="P1">Speci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1.1cm" svg:x="18.997cm" svg:y="17.097cm">
          <text:p text:style-name="P1">Enzym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cm" svg:height="1.1cm" svg:x="23.196cm" svg:y="17.096cm">
          <text:p text:style-name="P1">Diseases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5.979cm" svg:y1="18.807cm" svg:x2="11.07cm" svg:y2="18.824cm" svg:d="m5979 18807 5091 17" svg:viewBox="0 0 5092 18">
          <text:p text:style-name="P1">UniProt XML</text:p>
        </draw:connector>
        <draw:frame draw:style-name="gr17" draw:layer="layout" svg:width="5.7cm" svg:height="1.35cm" svg:x="1cm" svg:y="18.3cm">
          <draw:text-box>
            <text:p>Xref taken from:</text:p>
          </draw:text-box>
        </draw:frame>
        <draw:connector draw:style-name="gr18" draw:text-style-name="P1" draw:layer="layout" draw:type="line" svg:x1="11.342cm" svg:y1="18.807cm" svg:x2="16.208cm" svg:y2="18.831cm" svg:d="m11342 18807 4866 24" svg:viewBox="0 0 4867 25">
          <text:p text:style-name="P1">ChEBI XML</text:p>
        </draw:connector>
        <draw:connector draw:style-name="gr19" draw:text-style-name="P1" draw:layer="layout" draw:type="line" svg:x1="16.493cm" svg:y1="18.807cm" svg:x2="22.012cm" svg:y2="18.805cm" svg:d="m16493 18807 5519-2" svg:viewBox="0 0 5520 3">
          <text:p text:style-name="P1">ChEMBL XML</text:p>
        </draw:connector>
        <draw:connector draw:style-name="gr20" draw:text-style-name="P1" draw:layer="layout" draw:type="line" svg:x1="22.344cm" svg:y1="18.807cm" svg:x2="27.954cm" svg:y2="18.805cm" svg:d="m22344 18807 5610-2" svg:viewBox="0 0 5611 3">
          <text:p text:style-name="P1">UniMed HTML</text:p>
        </draw:connector>
        <draw:connector draw:style-name="gr21" draw:text-style-name="P3" draw:layer="layout" draw:type="line" svg:x1="3.129cm" svg:y1="19.7cm" svg:x2="10.37cm" svg:y2="19.707cm" svg:d="m3129 19700 7241 7" svg:viewBox="0 0 7242 8">
          <text:p text:style-name="P1"><text:span text:style-name="T2">Not implemented</text:span></text:p>
        </draw:connector>
        <draw:connector draw:style-name="gr22" draw:text-style-name="P3" draw:layer="layout" draw:type="line" svg:x1="14.7cm" svg:y1="19.7cm" svg:x2="22.662cm" svg:y2="19.728cm" svg:d="m14700 19700 7962 28" svg:viewBox="0 0 7963 29">
          <text:p text:style-name="P1"><text:span text:style-name="T2">Inferre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4T13:11:50</meta:creation-date>
    <dc:date>2013-02-05T13:45:53</dc:date>
    <meta:editing-duration>PT1H17M50S</meta:editing-duration>
    <meta:editing-cycles>6</meta:editing-cycles>
    <meta:generator>LibreOffice/3.6$MacOSX_x86 LibreOffice_project/2ef5aff-a6fb0ff-166bdff-cf087ad-0f1389</meta:generator>
    <meta:document-statistic meta:object-count="36"/>
  </office:meta>
</office:document-meta>
</file>